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, you will study and modify a class for <text:a xlink:type="simple" xlink:href="https://www.wikiwand.com/en/Chemical_element" office:name=""><text:span text:style-name="Definition">chemical elements</text:span></text:a>. Consult <text:a xlink:type="simple" xlink:href="https://www.wikiwand.com/en/List_of_chemical_elements#List" office:name=""><text:span text:style-name="Definition">https://www.wikiwand.com/en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../labs/ChemicalElements/ChemicalElements.zip" office:name=""><text:span text:style-name="Definition">ChemElemProject</text:span></text:a> and extract the project. Open it in your IDE, compile,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 and</text:p>
        </text:list-item>
        <text:list-item>
          <text:p text:style-name="P2">One <text:span text:style-name="Source_Text"><text:span text:style-name="NormalTok">ToString</text:span>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Source_Text"><text:span text:style-name="NormalTok">ToString</text:span>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 previously defined.</text:p>
        </text:list-item>
        <text:list-item>
          <text:p text:style-name="P3">In “Program.cs”, display on the screen the string returned by the <text:span text:style-name="Source_Text"><text:span text:style-name="NormalTok">ToString</text:span></text:span> method when it is called by the object you created in the previous step.</text:p>
        </text:list-item>
        <text:list-item>
          <text:p text:style-name="P3">In “Program.cs”, try calling the <text:span text:style-name="Source_Text"><text:span text:style-name="NormalTok">FromKelvinToCelsius</text:span></text:span> method with one of your objects, for instance using <text:span text:style-name="Source_Text">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</text:span>. What happens?</text:p>
        </text:list-item>
        <text:list-item>
          <text:p text:style-name="P3">Still in “Program.cs”, try calling the <text:span text:style-name="Source_Text"><text:span text:style-name="NormalTok">MeltingInCelsius</text:span></text:span> method with the class, for instance using <text:span text:style-name="Source_Text"><text:span text:style-name="NormalTok">ChemElem</text:span><text:span text:style-name="OperatorTok">.</text:span><text:span text:style-name="FunctionTok">MeltingInCelsius</text:span><text:span text:style-name="OperatorTok">();</text:span>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Source_Text"><text:span text:style-name="NormalTok">FromKelvinToFahrenheit</text:span></text:span> method, taking inspiration from the <text:span text:style-name="Source_Text"><text:span text:style-name="NormalTok">FromKelvinToCelsius</text:span></text:span> method.</text:p>
        </text:list-item>
        <text:list-item>
          <text:p text:style-name="P5">Create a <text:span text:style-name="Source_Text"><text:span text:style-name="NormalTok">MeltingInFahrenheit</text:span></text:span> method, that returns the melting point in Fahrenheit of the calling object. This method should use your <text:span text:style-name="Source_Text"><text:span text:style-name="NormalTok">FromKelvinToFahrenheit</text:span></text:span> method.</text:p>
        </text:list-item>
        <text:list-item>
          <text:p text:style-name="P5">Create a <text:span text:style-name="Source_Text"><text:span text:style-name="NormalTok">BoilingInFahrenheit</text:span></text:span> method, that returns the boiling point in Fahrenheit of the calling object. This method should use your <text:span text:style-name="Source_Text"><text:span text:style-name="NormalTok">FromKelvinToFahrenheit</text:span></text:span> method.</text:p>
        </text:list-item>
        <text:list-item>
          <text:p text:style-name="P5">Modify the <text:span text:style-name="Source_Text"><text:span text:style-name="NormalTok">ToString</text:span>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Fahrenheit,</text:p>
            </text:list-item>
            <text:list-item>
              <text:p text:style-name="P6">The <text:span text:style-name="T1">boiling point</text:span> in Kelvin and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 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5:36Z</meta:creation-date>
    <dc:date>2024-03-27T23:15:36Z</dc:date>
    <meta:user-defined meta:name="date" meta:value-type="string">March  27, 2024 (07:1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